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BaseDataManager.getCopletBas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BaseDataManager.putCopletBaseData( CopletBas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BaseDataManager.getCopletBaseData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